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🔒 Week 6 Advanced Security Audit &amp; Deployment Report</text:p>
      <text:p text:style-name="Text_20_body"><text:span text:style-name="Strong_20_Emphasis">Name:</text:span> Syed Shuja Haider<text:line-break/><text:span text:style-name="Strong_20_Emphasis">Project Title:</text:span> Final Security Audit and Secure Deployment of a Node.js Web Application</text:p>
      <text:p text:style-name="Horizontal_20_Line"/>
      <text:p text:style-name="Text_20_body">🌟 <text:span text:style-name="Strong_20_Emphasis">Objective</text:span><text:line-break/>To perform advanced security audits, apply container security practices, and conduct a final penetration test to ensure the secure deployment of a Node.js login/register application.</text:p>
      <text:p text:style-name="Horizontal_20_Line"/>
      <text:p text:style-name="Text_20_body">🔎 1. Security Audits &amp; Compliance</text:p>
      <text:p text:style-name="Text_20_body"><text:span text:style-name="Strong_20_Emphasis">✔️ Tools Used:</text:span></text:p>
      <text:list text:style-name="L1">
        <text:list-item>
          <text:p text:style-name="P1">OWASP ZAP (via automated scan)</text:p>
        </text:list-item>
        <text:list-item>
          <text:p text:style-name="P1">Nikto</text:p>
        </text:list-item>
        <text:list-item>
          <text:p text:style-name="P1">Lynis</text:p>
        </text:list-item>
        <text:list-item>
          <text:p text:style-name="P1">Node.js Express Application (custom login/register app)</text:p>
        </text:list-item>
        <text:list-item>
          <text:p text:style-name="P1">Docker (with Trivy for image scanning)</text:p>
        </text:list-item>
        <text:list-item>
          <text:p text:style-name="P1">Kali Linux with Metasploit Framework</text:p>
        </text:list-item>
      </text:list>
      <text:p text:style-name="Text_20_body"><text:span text:style-name="Strong_20_Emphasis">✅ OWASP ZAP Scan:</text:span></text:p>
      <text:list text:style-name="L2">
        <text:list-item>
          <text:p text:style-name="P2">Successfully scanned the running app at <text:span text:style-name="Source_20_Text">http://localhost:3000</text:span></text:p>
        </text:list-item>
        <text:list-item>
          <text:p text:style-name="P2">Detected missing security headers (e.g., X-Frame-Options, Content-Security-Policy)</text:p>
        </text:list-item>
        <text:list-item>
          <text:p text:style-name="P2">No high-severity XSS or auth flaws detected</text:p>
        </text:list-item>
        <text:list-item>
          <text:p text:style-name="P2">Manual header mitigation planned for future releases</text:p>
        </text:list-item>
      </text:list>
      <text:p text:style-name="Text_20_body"><text:span text:style-name="Strong_20_Emphasis">✅ Nikto Scan:</text:span></text:p>
      <text:list text:style-name="L3">
        <text:list-item>
          <text:p text:style-name="P3">Nikto scanned the app with many verbose results</text:p>
        </text:list-item>
        <text:list-item>
          <text:p text:style-name="P3">No critical server-level vulnerabilities found</text:p>
        </text:list-item>
        <text:list-item>
          <text:p text:style-name="P3">Alerted to potentially dangerous files/extensions and missing HTTP security headers</text:p>
        </text:list-item>
      </text:list>
      <text:p text:style-name="Text_20_body"><text:span text:style-name="Strong_20_Emphasis">✅ Lynis System Audit:</text:span></text:p>
      <text:list text:style-name="L4">
        <text:list-item>
          <text:p text:style-name="P4">Performed full audit on host machine</text:p>
        </text:list-item>
        <text:list-item>
          <text:p text:style-name="P4">Suggestions included:</text:p>
          <text:list>
            <text:list-item>
              <text:p text:style-name="P4">Enabling automatic updates</text:p>
            </text:list-item>
            <text:list-item>
              <text:p text:style-name="P4">Enforcing file permission best practices</text:p>
            </text:list-item>
            <text:list-item>
              <text:p text:style-name="P4">Disabling unused services</text:p>
            </text:list-item>
          </text:list>
        </text:list-item>
      </text:list>
      <text:p text:style-name="Text_20_body"><text:span text:style-name="Strong_20_Emphasis">✅ OWASP Top 10 Review:</text:span></text:p>
      <text:list text:style-name="L5">
        <text:list-item>
          <text:p text:style-name="P5">A1: Injection — SQLi fixed with parameterized queries</text:p>
        </text:list-item>
        <text:list-item>
          <text:p text:style-name="P5"><text:soft-page-break/>A2: Broken Authentication — Passwords hashed; CSRF tokens applied</text:p>
        </text:list-item>
        <text:list-item>
          <text:p text:style-name="P5">A5: Security Misconfiguration — Updated HTTP headers, strict routing</text:p>
        </text:list-item>
        <text:list-item>
          <text:p text:style-name="P5">A8: CSRF — Fixed using <text:span text:style-name="Source_20_Text">csurf</text:span> middleware</text:p>
        </text:list-item>
      </text:list>
      <text:p text:style-name="Horizontal_20_Line"/>
      <text:p text:style-name="Text_20_body">🛡️ 2. Secure Deployment Practices</text:p>
      <text:p text:style-name="Text_20_body"><text:span text:style-name="Strong_20_Emphasis">✔️ Docker Security Measures:</text:span></text:p>
      <text:list text:style-name="L6">
        <text:list-item>
          <text:p text:style-name="P6">Built a minimal image with Node.js base</text:p>
        </text:list-item>
        <text:list-item>
          <text:p text:style-name="P6">Added <text:span text:style-name="Source_20_Text">.dockerignore</text:span> to prevent sensitive file leakage</text:p>
        </text:list-item>
        <text:list-item>
          <text:p text:style-name="P6">Used non-root user inside container</text:p>
        </text:list-item>
        <text:list-item>
          <text:p text:style-name="P6">No hardcoded secrets or API keys</text:p>
        </text:list-item>
      </text:list>
      <text:p text:style-name="Text_20_body"><text:span text:style-name="Strong_20_Emphasis">✔️ Trivy Container Scan:</text:span></text:p>
      <text:list text:style-name="L7">
        <text:list-item>
          <text:p text:style-name="P7">Command: <text:span text:style-name="Source_20_Text">trivy image login-app</text:span></text:p>
        </text:list-item>
        <text:list-item>
          <text:p text:style-name="P7">Found only low-priority vulnerabilities (none critical or high)</text:p>
        </text:list-item>
        <text:list-item>
          <text:p text:style-name="P7">Confirmed patched Node.js and dependencies</text:p>
        </text:list-item>
      </text:list>
      <text:p text:style-name="Text_20_body"><text:span text:style-name="Strong_20_Emphasis">✔️ Dependency Scanning:</text:span></text:p>
      <text:list text:style-name="L8">
        <text:list-item>
          <text:p text:style-name="P8"><text:span text:style-name="Source_20_Text">npm audit</text:span> run before build; vulnerabilities fixed where applicable</text:p>
        </text:list-item>
        <text:list-item>
          <text:p text:style-name="P8">Automatic updates for dependencies planned using Dependabot in GitHub repo</text:p>
        </text:list-item>
      </text:list>
      <text:p text:style-name="Horizontal_20_Line"/>
      <text:p text:style-name="Text_20_body">🧰 3. Final Penetration Testing</text:p>
      <text:p text:style-name="Text_20_body"><text:span text:style-name="Strong_20_Emphasis">Tool Used:</text:span> Metasploit Framework</text:p>
      <text:p text:style-name="Text_20_body"><text:span text:style-name="Strong_20_Emphasis">✅ Modules Run:</text:span></text:p>
      <text:list text:style-name="L9">
        <text:list-item>
          <text:p text:style-name="P9"><text:span text:style-name="Source_20_Text">auxiliary/scanner/http/http_version</text:span> ✓ Confirmed HTTP server response and version</text:p>
        </text:list-item>
        <text:list-item>
          <text:p text:style-name="P9"><text:span text:style-name="Source_20_Text">auxiliary/scanner/http/files_dir</text:span> ✓ Detected possible backup/test files (429 responses)</text:p>
        </text:list-item>
        <text:list-item>
          <text:p text:style-name="P9"><text:span text:style-name="Source_20_Text">auxiliary/scanner/http/dir_scanner</text:span> ✓ Identified common directory structure; no dangerous paths found</text:p>
        </text:list-item>
      </text:list>
      <text:p text:style-name="Text_20_body"><text:span text:style-name="Strong_20_Emphasis">Findings:</text:span></text:p>
      <text:list text:style-name="L10">
        <text:list-item>
          <text:p text:style-name="P10">No exploitable endpoints found via Metasploit modules</text:p>
        </text:list-item>
        <text:list-item>
          <text:p text:style-name="P10">All login/register forms protected against injection and CSRF</text:p>
        </text:list-item>
        <text:list-item>
          <text:p text:style-name="P10">HTTP status code 429 (Too Many Requests) used as default response for non-existent files — safe behavior noted</text:p>
        </text:list-item>
      </text:list>
      <text:p text:style-name="Horizontal_20_Line"/>
      <text:p text:style-name="Text_20_body"><text:soft-page-break/>📆 Deliverables Summary</text:p>
      <text:p text:style-name="Text_20_body"><text:span text:style-name="Strong_20_Emphasis">✅ 1. Vulnerability Details:</text:span></text:p>
      <text:list text:style-name="L11">
        <text:list-item>
          <text:p text:style-name="P11">Missing security headers (non-critical)</text:p>
        </text:list-item>
        <text:list-item>
          <text:p text:style-name="P11">No critical vulns in Docker image or system</text:p>
        </text:list-item>
        <text:list-item>
          <text:p text:style-name="P11">No successful exploit vectors in penetration testing</text:p>
        </text:list-item>
      </text:list>
      <text:p text:style-name="Text_20_body"><text:span text:style-name="Strong_20_Emphasis">✅ 2. Security Fixes Implemented:</text:span></text:p>
      <text:list text:style-name="L12">
        <text:list-item>
          <text:p text:style-name="P12">CSRF middleware (<text:span text:style-name="Source_20_Text">csurf</text:span>)</text:p>
        </text:list-item>
        <text:list-item>
          <text:p text:style-name="P12">Parameterized SQL queries</text:p>
        </text:list-item>
        <text:list-item>
          <text:p text:style-name="P12">Docker hardening and image scanning</text:p>
        </text:list-item>
        <text:list-item>
          <text:p text:style-name="P12">Removed unused routes and added form validation</text:p>
        </text:list-item>
      </text:list>
      <text:p text:style-name="Text_20_body"><text:span text:style-name="Strong_20_Emphasis">✅ 3. Updated GitHub Repository:</text:span></text:p>
      <text:list text:style-name="L13">
        <text:list-item>
          <text:p text:style-name="P13">Includes Dockerfile, source code, <text:span text:style-name="Source_20_Text">README.md</text:span>, <text:span text:style-name="Source_20_Text">.dockerignore</text:span>, and security documentation</text:p>
        </text:list-item>
        <text:list-item>
          <text:p text:style-name="P13">Final code committed with security improvements</text:p>
        </text:list-item>
        <text:list-item>
          <text:p text:style-name="P13">Trivy and audit logs included</text:p>
        </text:list-item>
      </text:list>
      <text:p text:style-name="Text_20_body"><text:span text:style-name="Strong_20_Emphasis">✅ 4. Deployment Verification:</text:span></text:p>
      <text:list text:style-name="L14">
        <text:list-item>
          <text:p text:style-name="P14">App running inside Docker on port 3000</text:p>
        </text:list-item>
        <text:list-item>
          <text:p text:style-name="P14">Login and registration flows working securely</text:p>
        </text:list-item>
        <text:list-item>
          <text:p text:style-name="P14">Trivy and Nikto confirm production readiness</text:p>
        </text:list-item>
      </text:list>
      <text:p text:style-name="Text_20_body"><text:span text:style-name="Strong_20_Emphasis">🌐 GitHub Repository:</text:span> [Insert Link]</text:p>
      <text:p text:style-name="Horizontal_20_Line"/>
      <text:p text:style-name="Text_20_body">📅 Conclusion<text:line-break/>This final week involved comprehensive auditing, testing, and deployment of the application. All critical vulnerabilities were addressed. The Docker image is production-ready, the Express.js application is hardened, and multiple scanners confirm its secure status. Penetration testing found no exploitable endpoints. This project taught the importance of layering security, even in basic applications.</text:p>
      <text:p text:style-name="Text_20_body">I now understand how to combine tools like ZAP, Nikto, and Metasploit with secure coding practices to deliver a deployable, production-ready web app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4T14:37:49.845095594</meta:creation-date>
    <dc:date>2025-07-24T14:38:05.245586089</dc:date>
    <meta:editing-duration>PT17S</meta:editing-duration>
    <meta:editing-cycles>1</meta:editing-cycles>
    <meta:document-statistic meta:table-count="0" meta:image-count="0" meta:object-count="0" meta:page-count="3" meta:paragraph-count="75" meta:word-count="578" meta:character-count="3884" meta:non-whitespace-character-count="3426"/>
    <meta:generator>LibreOffice/24.2.7.2$Linux_X86_64 LibreOffice_project/420$Build-2</meta:generator>
  </office:meta>
</office:document-meta>
</file>